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331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bionet.only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O:term</text:p>
          </table:table-cell>
          <table:table-cell office:value-type="string" calcext:value-type="string">
            <text:p>&amp;$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026</text:p>
          </table:table-cell>
          <table:table-cell office:value-type="string" calcext:value-type="string">
            <text:p>&amp;$</text:p>
          </table:table-cell>
          <table:table-cell office:value-type="float" office:value="0.0000000000663485656869122" calcext:value-type="float">
            <text:p>6.63E-11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aminoglycan ca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022</text:p>
          </table:table-cell>
          <table:table-cell office:value-type="string" calcext:value-type="string">
            <text:p>&amp;$</text:p>
          </table:table-cell>
          <table:table-cell office:value-type="float" office:value="0.0000000463767664840745" calcext:value-type="float">
            <text:p>4.64E-08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aminoglycan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1136</text:p>
          </table:table-cell>
          <table:table-cell office:value-type="string" calcext:value-type="string">
            <text:p>&amp;$</text:p>
          </table:table-cell>
          <table:table-cell office:value-type="float" office:value="0.000000511011014526785" calcext:value-type="float">
            <text:p>5.11E-07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arbohydrate derivative ca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9719</text:p>
          </table:table-cell>
          <table:table-cell office:value-type="string" calcext:value-type="string">
            <text:p>&amp;$</text:p>
          </table:table-cell>
          <table:table-cell office:value-type="float" office:value="0.0000142734646600037" calcext:value-type="float">
            <text:p>1.43E-05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sponse to endogenous stimulu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4273</text:p>
          </table:table-cell>
          <table:table-cell office:value-type="string" calcext:value-type="string">
            <text:p>&amp;$</text:p>
          </table:table-cell>
          <table:table-cell office:value-type="float" office:value="0.0000276445046161901" calcext:value-type="float">
            <text:p>2.76E-05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sulfur compound ca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027</text:p>
          </table:table-cell>
          <table:table-cell office:value-type="string" calcext:value-type="string">
            <text:p>&amp;$</text:p>
          </table:table-cell>
          <table:table-cell office:value-type="float" office:value="0.0000824735709261193" calcext:value-type="float">
            <text:p>8.25E-05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glycosaminoglycan ca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0212</text:p>
          </table:table-cell>
          <table:table-cell office:value-type="string" calcext:value-type="string">
            <text:p>&amp;$</text:p>
          </table:table-cell>
          <table:table-cell office:value-type="float" office:value="0.000457672396400203" calcext:value-type="float">
            <text:p>4.58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hyaluronan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4237</text:p>
          </table:table-cell>
          <table:table-cell office:value-type="string" calcext:value-type="string">
            <text:p>&amp;$</text:p>
          </table:table-cell>
          <table:table-cell office:value-type="float" office:value="0.000506399129258848" calcext:value-type="float">
            <text:p>5.06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ellular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275</text:p>
          </table:table-cell>
          <table:table-cell office:value-type="string" calcext:value-type="string">
            <text:p>&amp;$</text:p>
          </table:table-cell>
          <table:table-cell office:value-type="float" office:value="0.000531496785508988" calcext:value-type="float">
            <text:p>5.31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DNA replic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60148</text:p>
          </table:table-cell>
          <table:table-cell office:value-type="string" calcext:value-type="string">
            <text:p>&amp;$</text:p>
          </table:table-cell>
          <table:table-cell office:value-type="float" office:value="0.000766300790761223" calcext:value-type="float">
            <text:p>7.66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posttranscriptional gene silenci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8156</text:p>
          </table:table-cell>
          <table:table-cell office:value-type="string" calcext:value-type="string">
            <text:p>&amp;$</text:p>
          </table:table-cell>
          <table:table-cell office:value-type="float" office:value="0.000939113557809628" calcext:value-type="float">
            <text:p>9.39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DNA replic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6718</text:p>
          </table:table-cell>
          <table:table-cell office:value-type="string" calcext:value-type="string">
            <text:p>&amp;$</text:p>
          </table:table-cell>
          <table:table-cell office:value-type="float" office:value="0.00115871285819277" calcext:value-type="float">
            <text:p>1.1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viral entry into host cell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51222</text:p>
          </table:table-cell>
          <table:table-cell office:value-type="string" calcext:value-type="string">
            <text:p>&amp;$</text:p>
          </table:table-cell>
          <table:table-cell office:value-type="float" office:value="0.00118904466043165" calcext:value-type="float">
            <text:p>1.19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protein transpor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2000484</text:p>
          </table:table-cell>
          <table:table-cell office:value-type="string" calcext:value-type="string">
            <text:p>&amp;$</text:p>
          </table:table-cell>
          <table:table-cell office:value-type="float" office:value="0.00132076167667055" calcext:value-type="float">
            <text:p>1.3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interleukin-8 secre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2000104</text:p>
          </table:table-cell>
          <table:table-cell office:value-type="string" calcext:value-type="string">
            <text:p>&amp;$</text:p>
          </table:table-cell>
          <table:table-cell office:value-type="float" office:value="0.00133857142095325" calcext:value-type="float">
            <text:p>1.3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DNA-dependent DNA replic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4272</text:p>
          </table:table-cell>
          <table:table-cell office:value-type="string" calcext:value-type="string">
            <text:p>&amp;$</text:p>
          </table:table-cell>
          <table:table-cell office:value-type="float" office:value="0.00137850828867403" calcext:value-type="float">
            <text:p>1.38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sulfur compound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51172</text:p>
          </table:table-cell>
          <table:table-cell office:value-type="string" calcext:value-type="string">
            <text:p>&amp;$</text:p>
          </table:table-cell>
          <table:table-cell office:value-type="float" office:value="0.00142166153598876" calcext:value-type="float">
            <text:p>1.4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nitrogen compound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10033</text:p>
          </table:table-cell>
          <table:table-cell office:value-type="string" calcext:value-type="string">
            <text:p>&amp;$</text:p>
          </table:table-cell>
          <table:table-cell office:value-type="float" office:value="0.00157112163377141" calcext:value-type="float">
            <text:p>1.5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sponse to organic substanc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2893</text:p>
          </table:table-cell>
          <table:table-cell office:value-type="string" calcext:value-type="string">
            <text:p>&amp;$</text:p>
          </table:table-cell>
          <table:table-cell office:value-type="float" office:value="0.0016638822112122" calcext:value-type="float">
            <text:p>1.6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pri-miRNA transcription by RNA polymerase I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8585</text:p>
          </table:table-cell>
          <table:table-cell office:value-type="string" calcext:value-type="string">
            <text:p>&amp;$</text:p>
          </table:table-cell>
          <table:table-cell office:value-type="float" office:value="0.00177293102161613" calcext:value-type="float">
            <text:p>1.7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response to stimulu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0046</text:p>
          </table:table-cell>
          <table:table-cell office:value-type="string" calcext:value-type="string">
            <text:p>&amp;$</text:p>
          </table:table-cell>
          <table:table-cell office:value-type="float" office:value="0.00192589139410431" calcext:value-type="float">
            <text:p>1.93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hemostasi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915</text:p>
          </table:table-cell>
          <table:table-cell office:value-type="string" calcext:value-type="string">
            <text:p>&amp;$</text:p>
          </table:table-cell>
          <table:table-cell office:value-type="float" office:value="0.00194588638445285" calcext:value-type="float">
            <text:p>1.9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apopto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70201</text:p>
          </table:table-cell>
          <table:table-cell office:value-type="string" calcext:value-type="string">
            <text:p>&amp;$</text:p>
          </table:table-cell>
          <table:table-cell office:value-type="float" office:value="0.00233577578007202" calcext:value-type="float">
            <text:p>2.3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establishment of protein localiz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23014</text:p>
          </table:table-cell>
          <table:table-cell office:value-type="string" calcext:value-type="string">
            <text:p>&amp;$</text:p>
          </table:table-cell>
          <table:table-cell office:value-type="float" office:value="0.00244076969887459" calcext:value-type="float">
            <text:p>2.4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signal transduction by protein phosphoryl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3170</text:p>
          </table:table-cell>
          <table:table-cell office:value-type="string" calcext:value-type="string">
            <text:p>&amp;$</text:p>
          </table:table-cell>
          <table:table-cell office:value-type="float" office:value="0.00263795576794021" calcext:value-type="float">
            <text:p>2.6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heart valve developm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&amp;$</text:p>
          </table:table-cell>
          <table:table-cell office:value-type="float" office:value="0.00270676314223914" calcext:value-type="float">
            <text:p>2.71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cellular macromolecule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8093</text:p>
          </table:table-cell>
          <table:table-cell office:value-type="string" calcext:value-type="string">
            <text:p>&amp;$</text:p>
          </table:table-cell>
          <table:table-cell office:value-type="float" office:value="0.00307210613986438" calcext:value-type="float">
            <text:p>3.0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Fc receptor signaling pathway</text:p>
          </table:table-cell>
          <table:table-cell/>
        </table:table-row>
        <table:table-row table:style-name="ro1">
          <table:table-cell office:value-type="string" calcext:value-type="string">
            <text:p>GO:0061614</text:p>
          </table:table-cell>
          <table:table-cell office:value-type="string" calcext:value-type="string">
            <text:p>&amp;$</text:p>
          </table:table-cell>
          <table:table-cell office:value-type="float" office:value="0.00322166154763673" calcext:value-type="float">
            <text:p>3.2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ri-miRNA transcription by RNA polymerase II</text:p>
          </table:table-cell>
          <table:table-cell/>
        </table:table-row>
        <table:table-row table:style-name="ro1">
          <table:table-cell office:value-type="string" calcext:value-type="string">
            <text:p>GO:0104004</text:p>
          </table:table-cell>
          <table:table-cell office:value-type="string" calcext:value-type="string">
            <text:p>&amp;$</text:p>
          </table:table-cell>
          <table:table-cell office:value-type="float" office:value="0.00324138368526583" calcext:value-type="float">
            <text:p>3.2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ellular response to environmental stimulus</text:p>
          </table:table-cell>
          <table:table-cell/>
        </table:table-row>
        <table:table-row table:style-name="ro1">
          <table:table-cell office:value-type="string" calcext:value-type="string">
            <text:p>GO:0042554</text:p>
          </table:table-cell>
          <table:table-cell office:value-type="string" calcext:value-type="string">
            <text:p>&amp;$</text:p>
          </table:table-cell>
          <table:table-cell office:value-type="float" office:value="0.00324154819160368" calcext:value-type="float">
            <text:p>3.2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superoxide anion generation</text:p>
          </table:table-cell>
          <table:table-cell/>
        </table:table-row>
        <table:table-row table:style-name="ro1">
          <table:table-cell office:value-type="string" calcext:value-type="string">
            <text:p>GO:0006939</text:p>
          </table:table-cell>
          <table:table-cell office:value-type="string" calcext:value-type="string">
            <text:p>&amp;$</text:p>
          </table:table-cell>
          <table:table-cell office:value-type="float" office:value="0.00354443326864804" calcext:value-type="float">
            <text:p>3.5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smooth muscle contraction</text:p>
          </table:table-cell>
          <table:table-cell/>
        </table:table-row>
        <table:table-row table:style-name="ro1">
          <table:table-cell office:value-type="string" calcext:value-type="string">
            <text:p>GO:0006790</text:p>
          </table:table-cell>
          <table:table-cell office:value-type="string" calcext:value-type="string">
            <text:p>&amp;$</text:p>
          </table:table-cell>
          <table:table-cell office:value-type="float" office:value="0.00356429600231623" calcext:value-type="float">
            <text:p>3.5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sulfur compound metabolic process</text:p>
          </table:table-cell>
          <table:table-cell/>
        </table:table-row>
        <table:table-row table:style-name="ro1">
          <table:table-cell office:value-type="string" calcext:value-type="string">
            <text:p>GO:1901700</text:p>
          </table:table-cell>
          <table:table-cell office:value-type="string" calcext:value-type="string">
            <text:p>&amp;$</text:p>
          </table:table-cell>
          <table:table-cell office:value-type="float" office:value="0.00362735857157878" calcext:value-type="float">
            <text:p>3.63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sponse to oxygen-containing compound</text:p>
          </table:table-cell>
          <table:table-cell/>
        </table:table-row>
        <table:table-row table:style-name="ro1">
          <table:table-cell office:value-type="string" calcext:value-type="string">
            <text:p>GO:0090399</text:p>
          </table:table-cell>
          <table:table-cell office:value-type="string" calcext:value-type="string">
            <text:p>&amp;$</text:p>
          </table:table-cell>
          <table:table-cell office:value-type="float" office:value="0.00371792281268943" calcext:value-type="float">
            <text:p>3.7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plicative senescence</text:p>
          </table:table-cell>
          <table:table-cell/>
        </table:table-row>
        <table:table-row table:style-name="ro1">
          <table:table-cell office:value-type="string" calcext:value-type="string">
            <text:p>GO:0007049</text:p>
          </table:table-cell>
          <table:table-cell office:value-type="string" calcext:value-type="string">
            <text:p>&amp;$</text:p>
          </table:table-cell>
          <table:table-cell office:value-type="float" office:value="0.00380595911898415" calcext:value-type="float">
            <text:p>3.81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ell cycle</text:p>
          </table:table-cell>
          <table:table-cell/>
        </table:table-row>
        <table:table-row table:style-name="ro1">
          <table:table-cell office:value-type="string" calcext:value-type="string">
            <text:p>GO:0051223</text:p>
          </table:table-cell>
          <table:table-cell office:value-type="string" calcext:value-type="string">
            <text:p>&amp;$</text:p>
          </table:table-cell>
          <table:table-cell office:value-type="float" office:value="0.00396571128832656" calcext:value-type="float">
            <text:p>3.9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protein transport</text:p>
          </table:table-cell>
          <table:table-cell/>
        </table:table-row>
        <table:table-row table:style-name="ro1">
          <table:table-cell office:value-type="string" calcext:value-type="string">
            <text:p>GO:0030214</text:p>
          </table:table-cell>
          <table:table-cell office:value-type="string" calcext:value-type="string">
            <text:p>&amp;$</text:p>
          </table:table-cell>
          <table:table-cell office:value-type="float" office:value="0.00408356396025477" calcext:value-type="float">
            <text:p>4.08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hyaluronan catabolic process</text:p>
          </table:table-cell>
          <table:table-cell/>
        </table:table-row>
        <table:table-row table:style-name="ro1">
          <table:table-cell office:value-type="string" calcext:value-type="string">
            <text:p>GO:0010605</text:p>
          </table:table-cell>
          <table:table-cell office:value-type="string" calcext:value-type="string">
            <text:p>&amp;$</text:p>
          </table:table-cell>
          <table:table-cell office:value-type="float" office:value="0.00437513133540848" calcext:value-type="float">
            <text:p>4.38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macromolecule metabolic process</text:p>
          </table:table-cell>
          <table:table-cell/>
        </table:table-row>
        <table:table-row table:style-name="ro1">
          <table:table-cell office:value-type="string" calcext:value-type="string">
            <text:p>GO:0010332</text:p>
          </table:table-cell>
          <table:table-cell office:value-type="string" calcext:value-type="string">
            <text:p>&amp;$</text:p>
          </table:table-cell>
          <table:table-cell office:value-type="float" office:value="0.00452730789809441" calcext:value-type="float">
            <text:p>4.53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sponse to gamma radiation</text:p>
          </table:table-cell>
          <table:table-cell/>
        </table:table-row>
        <table:table-row table:style-name="ro1">
          <table:table-cell office:value-type="string" calcext:value-type="string">
            <text:p>GO:0002576</text:p>
          </table:table-cell>
          <table:table-cell office:value-type="string" calcext:value-type="string">
            <text:p>&amp;$</text:p>
          </table:table-cell>
          <table:table-cell office:value-type="float" office:value="0.00474232960818973" calcext:value-type="float">
            <text:p>4.7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latelet degranulation</text:p>
          </table:table-cell>
          <table:table-cell/>
        </table:table-row>
        <table:table-row table:style-name="ro1">
          <table:table-cell office:value-type="string" calcext:value-type="string">
            <text:p>GO:0001819</text:p>
          </table:table-cell>
          <table:table-cell office:value-type="string" calcext:value-type="string">
            <text:p>&amp;$</text:p>
          </table:table-cell>
          <table:table-cell office:value-type="float" office:value="0.00485508845615368" calcext:value-type="float">
            <text:p>4.8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cytokine production</text:p>
          </table:table-cell>
          <table:table-cell/>
        </table:table-row>
        <table:table-row table:style-name="ro1">
          <table:table-cell office:value-type="string" calcext:value-type="string">
            <text:p>GO:0023057</text:p>
          </table:table-cell>
          <table:table-cell office:value-type="string" calcext:value-type="string">
            <text:p>&amp;$</text:p>
          </table:table-cell>
          <table:table-cell office:value-type="float" office:value="0.0049669736619653" calcext:value-type="float">
            <text:p>4.9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signaling</text:p>
          </table:table-cell>
          <table:table-cell/>
        </table:table-row>
        <table:table-row table:style-name="ro1">
          <table:table-cell office:value-type="string" calcext:value-type="string">
            <text:p>GO:0000278</text:p>
          </table:table-cell>
          <table:table-cell office:value-type="string" calcext:value-type="string">
            <text:p>&amp;$</text:p>
          </table:table-cell>
          <table:table-cell office:value-type="float" office:value="0.00500763222580269" calcext:value-type="float">
            <text:p>5.01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mitotic cell cycle</text:p>
          </table:table-cell>
          <table:table-cell/>
        </table:table-row>
        <table:table-row table:style-name="ro1">
          <table:table-cell office:value-type="string" calcext:value-type="string">
            <text:p>GO:0006112</text:p>
          </table:table-cell>
          <table:table-cell office:value-type="string" calcext:value-type="string">
            <text:p>&amp;$</text:p>
          </table:table-cell>
          <table:table-cell office:value-type="float" office:value="0.00516762919072977" calcext:value-type="float">
            <text:p>5.1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energy reserve metabolic process</text:p>
          </table:table-cell>
          <table:table-cell/>
        </table:table-row>
        <table:table-row table:style-name="ro1">
          <table:table-cell office:value-type="string" calcext:value-type="string">
            <text:p>GO:0048017</text:p>
          </table:table-cell>
          <table:table-cell office:value-type="string" calcext:value-type="string">
            <text:p>&amp;$</text:p>
          </table:table-cell>
          <table:table-cell office:value-type="float" office:value="0.0058525769365452" calcext:value-type="float">
            <text:p>5.8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inositol lipid-mediated signaling</text:p>
          </table:table-cell>
          <table:table-cell/>
        </table:table-row>
        <table:table-row table:style-name="ro1">
          <table:table-cell office:value-type="string" calcext:value-type="string">
            <text:p>GO:0006082</text:p>
          </table:table-cell>
          <table:table-cell office:value-type="string" calcext:value-type="string">
            <text:p>&amp;$</text:p>
          </table:table-cell>
          <table:table-cell office:value-type="float" office:value="0.00586222008943753" calcext:value-type="float">
            <text:p>5.8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organic acid metabolic process</text:p>
          </table:table-cell>
          <table:table-cell/>
        </table:table-row>
        <table:table-row table:style-name="ro1">
          <table:table-cell office:value-type="string" calcext:value-type="string">
            <text:p>GO:0052547</text:p>
          </table:table-cell>
          <table:table-cell office:value-type="string" calcext:value-type="string">
            <text:p>&amp;$</text:p>
          </table:table-cell>
          <table:table-cell office:value-type="float" office:value="0.00606868693231748" calcext:value-type="float">
            <text:p>6.0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peptidase activity</text:p>
          </table:table-cell>
          <table:table-cell/>
        </table:table-row>
        <table:table-row table:style-name="ro1">
          <table:table-cell office:value-type="string" calcext:value-type="string">
            <text:p>GO:0006903</text:p>
          </table:table-cell>
          <table:table-cell office:value-type="string" calcext:value-type="string">
            <text:p>&amp;$</text:p>
          </table:table-cell>
          <table:table-cell office:value-type="float" office:value="0.0062719572323274" calcext:value-type="float">
            <text:p>6.2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vesicle targeting</text:p>
          </table:table-cell>
          <table:table-cell/>
        </table:table-row>
        <table:table-row table:style-name="ro1">
          <table:table-cell office:value-type="string" calcext:value-type="string">
            <text:p>GO:1905953</text:p>
          </table:table-cell>
          <table:table-cell office:value-type="string" calcext:value-type="string">
            <text:p>&amp;$</text:p>
          </table:table-cell>
          <table:table-cell office:value-type="float" office:value="0.0063798204757488" calcext:value-type="float">
            <text:p>6.38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lipid localization</text:p>
          </table:table-cell>
          <table:table-cell/>
        </table:table-row>
        <table:table-row table:style-name="ro1">
          <table:table-cell office:value-type="string" calcext:value-type="string">
            <text:p>GO:0032964</text:p>
          </table:table-cell>
          <table:table-cell office:value-type="string" calcext:value-type="string">
            <text:p>&amp;$</text:p>
          </table:table-cell>
          <table:table-cell office:value-type="float" office:value="0.00654298120273996" calcext:value-type="float">
            <text:p>6.5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ollagen biosynthetic process</text:p>
          </table:table-cell>
          <table:table-cell/>
        </table:table-row>
        <table:table-row table:style-name="ro1">
          <table:table-cell office:value-type="string" calcext:value-type="string">
            <text:p>GO:0031663</text:p>
          </table:table-cell>
          <table:table-cell office:value-type="string" calcext:value-type="string">
            <text:p>&amp;$</text:p>
          </table:table-cell>
          <table:table-cell office:value-type="float" office:value="0.00669122132388216" calcext:value-type="float">
            <text:p>6.69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lipopolysaccharide-mediated signaling pathway</text:p>
          </table:table-cell>
          <table:table-cell/>
        </table:table-row>
        <table:table-row table:style-name="ro1">
          <table:table-cell office:value-type="string" calcext:value-type="string">
            <text:p>GO:0043112</text:p>
          </table:table-cell>
          <table:table-cell office:value-type="string" calcext:value-type="string">
            <text:p>&amp;$</text:p>
          </table:table-cell>
          <table:table-cell office:value-type="float" office:value="0.00686254283894518" calcext:value-type="float">
            <text:p>6.8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ceptor metabolic process</text:p>
          </table:table-cell>
          <table:table-cell/>
        </table:table-row>
        <table:table-row table:style-name="ro1">
          <table:table-cell office:value-type="string" calcext:value-type="string">
            <text:p>GO:0050878</text:p>
          </table:table-cell>
          <table:table-cell office:value-type="string" calcext:value-type="string">
            <text:p>&amp;$</text:p>
          </table:table-cell>
          <table:table-cell office:value-type="float" office:value="0.00720283014404535" calcext:value-type="float">
            <text:p>7.20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body fluid levels</text:p>
          </table:table-cell>
          <table:table-cell/>
        </table:table-row>
        <table:table-row table:style-name="ro1">
          <table:table-cell office:value-type="string" calcext:value-type="string">
            <text:p>GO:0001817</text:p>
          </table:table-cell>
          <table:table-cell office:value-type="string" calcext:value-type="string">
            <text:p>&amp;$</text:p>
          </table:table-cell>
          <table:table-cell office:value-type="float" office:value="0.00722423232205244" calcext:value-type="float">
            <text:p>7.2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cytokine production</text:p>
          </table:table-cell>
          <table:table-cell/>
        </table:table-row>
        <table:table-row table:style-name="ro1">
          <table:table-cell office:value-type="string" calcext:value-type="string">
            <text:p>GO:0010648</text:p>
          </table:table-cell>
          <table:table-cell office:value-type="string" calcext:value-type="string">
            <text:p>&amp;$</text:p>
          </table:table-cell>
          <table:table-cell office:value-type="float" office:value="0.00723520347401646" calcext:value-type="float">
            <text:p>7.2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cell communication</text:p>
          </table:table-cell>
          <table:table-cell/>
        </table:table-row>
        <table:table-row table:style-name="ro1">
          <table:table-cell office:value-type="string" calcext:value-type="string">
            <text:p>GO:2001235</text:p>
          </table:table-cell>
          <table:table-cell office:value-type="string" calcext:value-type="string">
            <text:p>&amp;$</text:p>
          </table:table-cell>
          <table:table-cell office:value-type="float" office:value="0.00724847495523008" calcext:value-type="float">
            <text:p>7.2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apoptotic signaling pathway</text:p>
          </table:table-cell>
          <table:table-cell/>
        </table:table-row>
        <table:table-row table:style-name="ro1">
          <table:table-cell office:value-type="string" calcext:value-type="string">
            <text:p>GO:0050663</text:p>
          </table:table-cell>
          <table:table-cell office:value-type="string" calcext:value-type="string">
            <text:p>&amp;$</text:p>
          </table:table-cell>
          <table:table-cell office:value-type="float" office:value="0.00727542231993968" calcext:value-type="float">
            <text:p>7.28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ytokine secretion</text:p>
          </table:table-cell>
          <table:table-cell/>
        </table:table-row>
        <table:table-row table:style-name="ro1">
          <table:table-cell office:value-type="string" calcext:value-type="string">
            <text:p>GO:0006575</text:p>
          </table:table-cell>
          <table:table-cell office:value-type="string" calcext:value-type="string">
            <text:p>&amp;$</text:p>
          </table:table-cell>
          <table:table-cell office:value-type="float" office:value="0.00736855638356434" calcext:value-type="float">
            <text:p>7.3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ellular modified amino acid metabolic process</text:p>
          </table:table-cell>
          <table:table-cell/>
        </table:table-row>
        <table:table-row table:style-name="ro1">
          <table:table-cell office:value-type="string" calcext:value-type="string">
            <text:p>GO:0045217</text:p>
          </table:table-cell>
          <table:table-cell office:value-type="string" calcext:value-type="string">
            <text:p>&amp;$</text:p>
          </table:table-cell>
          <table:table-cell office:value-type="float" office:value="0.00738883484153889" calcext:value-type="float">
            <text:p>7.39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ell-cell junction maintenance</text:p>
          </table:table-cell>
          <table:table-cell/>
        </table:table-row>
        <table:table-row table:style-name="ro1">
          <table:table-cell office:value-type="string" calcext:value-type="string">
            <text:p>GO:0009611</text:p>
          </table:table-cell>
          <table:table-cell office:value-type="string" calcext:value-type="string">
            <text:p>&amp;$</text:p>
          </table:table-cell>
          <table:table-cell office:value-type="float" office:value="0.00755083578522664" calcext:value-type="float">
            <text:p>7.5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sponse to wounding</text:p>
          </table:table-cell>
          <table:table-cell/>
        </table:table-row>
        <table:table-row table:style-name="ro1">
          <table:table-cell office:value-type="string" calcext:value-type="string">
            <text:p>GO:0030166</text:p>
          </table:table-cell>
          <table:table-cell office:value-type="string" calcext:value-type="string">
            <text:p>&amp;$</text:p>
          </table:table-cell>
          <table:table-cell office:value-type="float" office:value="0.00763310125033911" calcext:value-type="float">
            <text:p>7.63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roteoglycan biosynthetic process</text:p>
          </table:table-cell>
          <table:table-cell/>
        </table:table-row>
        <table:table-row table:style-name="ro1">
          <table:table-cell office:value-type="string" calcext:value-type="string">
            <text:p>GO:0033619</text:p>
          </table:table-cell>
          <table:table-cell office:value-type="string" calcext:value-type="string">
            <text:p>&amp;$</text:p>
          </table:table-cell>
          <table:table-cell office:value-type="float" office:value="0.00810769917314292" calcext:value-type="float">
            <text:p>8.11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membrane protein proteolysis</text:p>
          </table:table-cell>
          <table:table-cell/>
        </table:table-row>
        <table:table-row table:style-name="ro1">
          <table:table-cell office:value-type="string" calcext:value-type="string">
            <text:p>GO:0090087</text:p>
          </table:table-cell>
          <table:table-cell office:value-type="string" calcext:value-type="string">
            <text:p>&amp;$</text:p>
          </table:table-cell>
          <table:table-cell office:value-type="float" office:value="0.00812389116216365" calcext:value-type="float">
            <text:p>8.1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peptide transport</text:p>
          </table:table-cell>
          <table:table-cell/>
        </table:table-row>
        <table:table-row table:style-name="ro1">
          <table:table-cell office:value-type="string" calcext:value-type="string">
            <text:p>GO:0032496</text:p>
          </table:table-cell>
          <table:table-cell office:value-type="string" calcext:value-type="string">
            <text:p>&amp;$</text:p>
          </table:table-cell>
          <table:table-cell office:value-type="float" office:value="0.00818189437278326" calcext:value-type="float">
            <text:p>8.18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sponse to lipopolysaccharide</text:p>
          </table:table-cell>
          <table:table-cell/>
        </table:table-row>
        <table:table-row table:style-name="ro1">
          <table:table-cell office:value-type="string" calcext:value-type="string">
            <text:p>GO:0071310</text:p>
          </table:table-cell>
          <table:table-cell office:value-type="string" calcext:value-type="string">
            <text:p>&amp;$</text:p>
          </table:table-cell>
          <table:table-cell office:value-type="float" office:value="0.00844238196348807" calcext:value-type="float">
            <text:p>8.44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ellular response to organic substance</text:p>
          </table:table-cell>
          <table:table-cell/>
        </table:table-row>
        <table:table-row table:style-name="ro1">
          <table:table-cell office:value-type="string" calcext:value-type="string">
            <text:p>GO:0007205</text:p>
          </table:table-cell>
          <table:table-cell office:value-type="string" calcext:value-type="string">
            <text:p>&amp;$</text:p>
          </table:table-cell>
          <table:table-cell office:value-type="float" office:value="0.00874972584349738" calcext:value-type="float">
            <text:p>8.7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rotein kinase C-activating G protein-coupled receptor signaling pathway</text:p>
          </table:table-cell>
          <table:table-cell/>
        </table:table-row>
        <table:table-row table:style-name="ro1">
          <table:table-cell office:value-type="string" calcext:value-type="string">
            <text:p>GO:0034331</text:p>
          </table:table-cell>
          <table:table-cell office:value-type="string" calcext:value-type="string">
            <text:p>&amp;$</text:p>
          </table:table-cell>
          <table:table-cell office:value-type="float" office:value="0.0091087624757146" calcext:value-type="float">
            <text:p>9.11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ell junction maintenance</text:p>
          </table:table-cell>
          <table:table-cell/>
        </table:table-row>
        <table:table-row table:style-name="ro1">
          <table:table-cell office:value-type="string" calcext:value-type="string">
            <text:p>GO:0045934</text:p>
          </table:table-cell>
          <table:table-cell office:value-type="string" calcext:value-type="string">
            <text:p>&amp;$</text:p>
          </table:table-cell>
          <table:table-cell office:value-type="float" office:value="0.00938889813635384" calcext:value-type="float">
            <text:p>9.39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nucleobase-containing compound metabolic process</text:p>
          </table:table-cell>
          <table:table-cell/>
        </table:table-row>
        <table:table-row table:style-name="ro1">
          <table:table-cell office:value-type="string" calcext:value-type="string">
            <text:p>GO:0042094</text:p>
          </table:table-cell>
          <table:table-cell office:value-type="string" calcext:value-type="string">
            <text:p>&amp;$</text:p>
          </table:table-cell>
          <table:table-cell office:value-type="float" office:value="0.00981792016501511" calcext:value-type="float">
            <text:p>9.8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interleukin-2 biosynthetic process</text:p>
          </table:table-cell>
          <table:table-cell/>
        </table:table-row>
        <table:table-row table:style-name="ro1">
          <table:table-cell office:value-type="string" calcext:value-type="string">
            <text:p>GO:0042035</text:p>
          </table:table-cell>
          <table:table-cell office:value-type="string" calcext:value-type="string">
            <text:p>&amp;$</text:p>
          </table:table-cell>
          <table:table-cell office:value-type="float" office:value="0.0098549428149201" calcext:value-type="float">
            <text:p>9.8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cytokine biosynthetic process</text:p>
          </table:table-cell>
          <table:table-cell/>
        </table:table-row>
        <table:table-row table:style-name="ro1">
          <table:table-cell office:value-type="string" calcext:value-type="string">
            <text:p>GO:0010743</text:p>
          </table:table-cell>
          <table:table-cell office:value-type="string" calcext:value-type="string">
            <text:p>&amp;$</text:p>
          </table:table-cell>
          <table:table-cell office:value-type="float" office:value="0.00991584001275469" calcext:value-type="float">
            <text:p>9.9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macrophage derived foam cell differenti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$</text:p>
          </table:table-cell>
          <table:table-cell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 table:number-rows-repeated="10484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1:44:48.203932873</dc:date>
    <meta:editing-duration>PT24M42S</meta:editing-duration>
    <meta:editing-cycles>1</meta:editing-cycles>
    <meta:document-statistic meta:table-count="1" meta:cell-count="467" meta:object-count="0"/>
    <meta:generator>LibreOffice/6.0.6.2$Linux_X86_64 LibreOffice_project/00m0$Build-2</meta:generator>
  </office:meta>
</office:document-meta>
</file>